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ject: Paamestia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Ein Projekt von:</text:p>
            <text:p>Andre Milling, Dominic Kosin,</text:p>
            <text:p>Arvid Randow und Max Schieman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liederung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Überblick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arum?</text:p>
              </text:list-item>
              <text:list-item>
                <text:p>Grobe Funk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3D-model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eil fle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chnische Zeichnung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Vllt acuh elektronikplan</text:p>
              </text:list-item>
              <text:list-item>
                <text:p>Drei ansichten</text:p>
              </text:list-item>
              <text:list-item>
                <text:p>Maybe isometris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ogrammieru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Quellcode</text:p>
              </text:list-item>
              <text:list-item>
                <text:p>„Modul“(also RP oder Arduin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1" draw:layer="layout" svg:width="25.199cm" svg:height="2.629cm" svg:x="1.301cm" svg:y="0.628cm" presentation:class="title" presentation:user-transformed="true">
          <draw:text-box>
            <text:p>Domme(Design Bildschirm)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omme macht das sch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etzplan (zeitplanung)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o wie bei BGT 18</text:p>
              </text:list-item>
              <text:list-item>
                <text:p>Muss ich noch nachfrag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aterial+Kost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Materialliste </text:p>
              </text:list-item>
              <text:list-item>
                <text:p>Am wichtigste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2T10:05:41.396000000</meta:creation-date>
    <dc:date>2020-12-12T14:34:18.163000000</dc:date>
    <meta:editing-duration>PT1H35M21S</meta:editing-duration>
    <meta:editing-cycles>2</meta:editing-cycles>
    <meta:generator>LibreOffice/7.0.3.1$Windows_X86_64 LibreOffice_project/d7547858d014d4cf69878db179d326fc3483e082</meta:generator>
    <meta:document-statistic meta:object-count="61"/>
  </office:meta>
</office:document-meta>
</file>